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ef5d6" officeooo:paragraph-rsid="000ef5d6"/>
    </style:style>
    <style:style style:name="P2" style:family="paragraph" style:parent-style-name="Standard">
      <style:text-properties officeooo:rsid="000ef5d6" officeooo:paragraph-rsid="000ef5d6"/>
    </style:style>
    <style:style style:name="P3" style:family="paragraph" style:parent-style-name="Standard">
      <style:text-properties officeooo:rsid="000fe202" officeooo:paragraph-rsid="000fe202"/>
    </style:style>
    <style:style style:name="P4" style:family="paragraph" style:parent-style-name="Standard">
      <style:text-properties officeooo:rsid="000fe202" officeooo:paragraph-rsid="0013a24d"/>
    </style:style>
    <style:style style:name="P5" style:family="paragraph" style:parent-style-name="Standard">
      <style:text-properties officeooo:rsid="00119d94" officeooo:paragraph-rsid="00119d94"/>
    </style:style>
    <style:style style:name="P6" style:family="paragraph" style:parent-style-name="Standard">
      <style:text-properties officeooo:rsid="00119d94" officeooo:paragraph-rsid="0013a24d"/>
    </style:style>
    <style:style style:name="P7" style:family="paragraph" style:parent-style-name="Standard">
      <style:text-properties officeooo:rsid="0011db99" officeooo:paragraph-rsid="0011db99"/>
    </style:style>
    <style:style style:name="P8" style:family="paragraph" style:parent-style-name="Standard">
      <style:text-properties officeooo:rsid="001235f1" officeooo:paragraph-rsid="001235f1"/>
    </style:style>
    <style:style style:name="P9" style:family="paragraph" style:parent-style-name="Standard">
      <style:text-properties officeooo:rsid="0013a24d" officeooo:paragraph-rsid="0013a24d"/>
    </style:style>
    <style:style style:name="P10" style:family="paragraph" style:parent-style-name="Standard">
      <style:text-properties fo:font-style="italic" fo:font-weight="bold" officeooo:rsid="001235f1" officeooo:paragraph-rsid="001235f1" style:font-style-asian="italic" style:font-weight-asian="bold" style:font-style-complex="italic" style:font-weight-complex="bold"/>
    </style:style>
    <style:style style:name="P11" style:family="paragraph" style:parent-style-name="Standard">
      <style:text-properties style:font-name="Liberation Mono" fo:font-size="11pt" fo:font-style="normal" fo:font-weight="normal" officeooo:rsid="0013a24d" officeooo:paragraph-rsid="0013a24d" style:font-size-asian="11pt" style:font-style-asian="normal" style:font-weight-asian="normal"/>
    </style:style>
    <style:style style:name="P12" style:family="paragraph" style:parent-style-name="Standard">
      <style:text-properties officeooo:rsid="00169d2e" officeooo:paragraph-rsid="00169d2e"/>
    </style:style>
    <style:style style:name="T1" style:family="text">
      <style:text-properties officeooo:rsid="00119d94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За неявната схема -</text:span> </text:p>
      <text:p text:style-name="P2"><draw:frame draw:style-name="fr1" draw:name="Object1" text:anchor-type="as-char" svg:y="-0.2925in" svg:width="2.6071in" svg:height="0.46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1" draw:name="Object2" text:anchor-type="as-char" svg:y="-0.2437in" svg:width="3.2453in" svg:height="0.416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За i = 1...N-1, j = 1.. M-1 имаме</text:p>
      <text:p text:style-name="P3">A = <draw:frame draw:style-name="fr1" draw:name="Object3" text:anchor-type="as-char" svg:y="-0.2925in" svg:width="3.1799in" svg:height="0.465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>Начално условие (i= 0)</text:p>
      <text:p text:style-name="P3"><draw:frame draw:style-name="fr1" draw:name="Object4" text:anchor-type="as-char" svg:y="-0.172in" svg:width="2.8071in" svg:height="0.2327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>Гранични условия:</text:p>
      <text:p text:style-name="P4"><text:span text:style-name="T1">1)</text:span><draw:frame draw:style-name="fr1" draw:name="Object13" text:anchor-type="as-char" svg:y="-0.172in" svg:width="0.5744in" svg:height="0.2327in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6">2) i= N →</text:p>
      <text:p text:style-name="P6"><draw:frame draw:style-name="fr1" draw:name="Object12" text:anchor-type="as-char" svg:y="-0.2925in" svg:width="3.3193in" svg:height="0.4417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5"><draw:frame draw:style-name="fr1" draw:name="Object7" text:anchor-type="as-char" svg:y="-0.2437in" svg:width="3.9252in" svg:height="0.4083in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P7">A = <draw:frame draw:style-name="fr1" draw:name="Object8" text:anchor-type="as-char" svg:y="-0.2437in" svg:width="4.2575in" svg:height="0.4083in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P7"/>
      <text:p text:style-name="P10">За явната схема</text:p>
      <text:p text:style-name="P8"><draw:frame draw:style-name="fr1" draw:name="Object9" text:anchor-type="as-char" svg:y="-0.2925in" svg:width="2.3398in" svg:height="0.4654in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8"><draw:frame draw:style-name="fr1" draw:name="Object10" text:anchor-type="as-char" svg:y="-0.2437in" svg:width="3.098in" svg:height="0.4165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9">Начално условие </text:p>
      <text:p text:style-name="P11"/>
      <text:p text:style-name="P9"><draw:frame draw:style-name="fr1" draw:name="Object11" text:anchor-type="as-char" svg:y="-0.172in" svg:width="0.4626in" svg:height="0.2327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9">Гранични условия :</text:p>
      <text:p text:style-name="P4"><text:span text:style-name="T1">1)</text:span><draw:frame draw:style-name="fr1" draw:name="Object5" text:anchor-type="as-char" svg:y="-0.172in" svg:width="0.5744in" svg:height="0.2327in" draw:z-index="12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6">2) i= N →</text:p>
      <text:p text:style-name="P6"><draw:frame draw:style-name="fr1" draw:name="Object6" text:anchor-type="as-char" svg:y="-0.2925in" svg:width="3.3193in" svg:height="0.4417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"><draw:frame draw:style-name="fr1" draw:name="Object14" text:anchor-type="as-char" svg:y="-0.2681in" svg:width="6.9555in" svg:height="0.4402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9"/>
      <text:p text:style-name="P9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ef5d6" officeooo:paragraph-rsid="000ef5d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Красена Давидова, 45185, К5, вариант 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9:35:11.028085390</meta:creation-date>
    <meta:editing-duration>PT1H36M59S</meta:editing-duration>
    <meta:editing-cycles>3</meta:editing-cycles>
    <meta:generator>LibreOffice/6.0.7.3$Linux_X86_64 LibreOffice_project/00m0$Build-3</meta:generator>
    <dc:date>2018-12-19T23:33:18.369007087</dc:date>
    <meta:document-statistic meta:table-count="0" meta:image-count="0" meta:object-count="14" meta:page-count="1" meta:paragraph-count="24" meta:word-count="47" meta:character-count="209" meta:non-whitespace-character-count="172"/>
  </office:meta>
</office:document-meta>
</file>

<file path=Object 1/content.xml><?xml version="1.0" encoding="utf-8"?>
<math xmlns="http://www.w3.org/1998/Math/MathML" display="block">
  <semantics>
    <mrow>
      <mfrac>
        <mrow>
          <mo fence="true" stretchy="false">(</mo>
          <mrow>
            <mrow>
              <msubsup>
                <mi>y</mi>
                <mi>i</mi>
                <mrow>
                  <mi>j</mi>
                  <mo stretchy="false">+</mo>
                  <mn>1</mn>
                </mrow>
              </msubsup>
              <mo stretchy="false">−</mo>
              <msubsup>
                <mi>y</mi>
                <mi>i</mi>
                <mi>j</mi>
              </msubsup>
            </mrow>
          </mrow>
          <mo fence="true" stretchy="false">)</mo>
        </mrow>
        <mi mathvariant="italic">tao</mi>
      </mfrac>
      <mo stretchy="false">=</mo>
      <mrow>
        <mfrac>
          <mrow>
            <mo fence="true" stretchy="false">(</mo>
            <mrow>
              <mrow>
                <mrow>
                  <msubsup>
                    <mi>y</mi>
                    <mrow>
                      <mi>i</mi>
                      <mo stretchy="false">+</mo>
                      <mn>1</mn>
                    </mrow>
                    <mrow>
                      <mi>j</mi>
                      <mo stretchy="false">+</mo>
                      <mn>1</mn>
                    </mrow>
                  </msubsup>
                  <mo stretchy="false">−</mo>
                  <mn>2</mn>
                </mrow>
                <mrow>
                  <msubsup>
                    <mi>y</mi>
                    <mi>i</mi>
                    <mrow>
                      <mi>j</mi>
                      <mo stretchy="false">+</mo>
                      <mn>1</mn>
                    </mrow>
                  </msubsup>
                  <mo stretchy="false">+</mo>
                  <msubsup>
                    <mi>y</mi>
                    <mrow>
                      <mi>i</mi>
                      <mo stretchy="false">−</mo>
                      <mn>1</mn>
                    </mrow>
                    <mrow>
                      <mi>j</mi>
                      <mo stretchy="false">+</mo>
                      <mn>1</mn>
                    </mrow>
                  </msubsup>
                </mrow>
              </mrow>
            </mrow>
            <mo fence="true" stretchy="false">)</mo>
          </mrow>
          <msup>
            <mi>h</mi>
            <mn>2</mn>
          </msup>
        </mfrac>
        <mo stretchy="false">+</mo>
        <msubsup>
          <mi>f</mi>
          <mi>i</mi>
          <mrow>
            <mi>j</mi>
            <mo stretchy="false">−</mo>
            <mn>1</mn>
          </mrow>
        </msubsup>
      </mrow>
    </mrow>
    <annotation encoding="StarMath 5.0">({ y_{i}^{j+1}} - { y_{i}^{j}}) over {tao}  = ({ y_{i+1}^{j+1}} -2{ y_{i}^{j+1}} + { y_{i-1}^{j+1}}) over { h^{2}}  + f_{i}^{ j-1 }
</annotation>
  </semantics>
</math>
</file>

<file path=Object 10/content.xml><?xml version="1.0" encoding="utf-8"?>
<math xmlns="http://www.w3.org/1998/Math/MathML" display="block">
  <semantics>
    <mrow>
      <mrow>
        <msubsup>
          <mi>y</mi>
          <mi>i</mi>
          <mrow>
            <mi>j</mi>
            <mo stretchy="false">+</mo>
            <mn>1</mn>
          </mrow>
        </msubsup>
        <mo stretchy="false">=</mo>
        <mfrac>
          <mi mathvariant="italic">tao</mi>
          <msup>
            <mi>h</mi>
            <mn>2</mn>
          </msup>
        </mfrac>
      </mrow>
      <mrow>
        <msubsup>
          <mi>y</mi>
          <mrow>
            <mi>i</mi>
            <mo stretchy="false">−</mo>
            <mn>1</mn>
          </mrow>
          <mi>j</mi>
        </msubsup>
        <mo stretchy="false">+</mo>
        <mrow>
          <mo fence="true" stretchy="false">(</mo>
          <mrow>
            <mrow>
              <mrow>
                <mn>1</mn>
                <mo stretchy="false">−</mo>
                <mn>2</mn>
              </mrow>
              <mfrac>
                <mi mathvariant="italic">tao</mi>
                <msup>
                  <mi>h</mi>
                  <mn>2</mn>
                </msup>
              </mfrac>
            </mrow>
          </mrow>
          <mo fence="true" stretchy="false">)</mo>
        </mrow>
      </mrow>
      <mrow>
        <msubsup>
          <mi>y</mi>
          <mi>i</mi>
          <mi>j</mi>
        </msubsup>
        <mo stretchy="false">+</mo>
        <mfrac>
          <mi mathvariant="italic">tao</mi>
          <msup>
            <mi>h</mi>
            <mn>2</mn>
          </msup>
        </mfrac>
      </mrow>
      <mrow>
        <msubsup>
          <mi>y</mi>
          <mrow>
            <mi>i</mi>
            <mo stretchy="false">+</mo>
            <mn>1</mn>
          </mrow>
          <mi>j</mi>
        </msubsup>
        <mo stretchy="false">+</mo>
        <mi mathvariant="italic">tao</mi>
      </mrow>
      <msubsup>
        <mi>f</mi>
        <mi>i</mi>
        <mi>j</mi>
      </msubsup>
    </mrow>
    <annotation encoding="StarMath 5.0">{ y_{i}^{j+1}}  = tao over h^2 y_{i-1}^{j} + ({ 1 - 2tao over h^2}) y_{i}^{j} + tao over h^2 y_{i+1}^{j} + tao f_{i}^{j}</annotation>
  </semantics>
</math>
</file>

<file path=Object 11/content.xml><?xml version="1.0" encoding="utf-8"?>
<math xmlns="http://www.w3.org/1998/Math/MathML" display="block">
  <semantics>
    <mrow>
      <msubsup>
        <mi>y</mi>
        <mi>i</mi>
        <mn>0</mn>
      </msubsup>
      <mo stretchy="false">=</mo>
      <mn>0</mn>
    </mrow>
    <annotation encoding="StarMath 5.0">{ y_{i}^{0}} = 0  </annotation>
  </semantics>
</math>
</file>

<file path=Object 12/content.xml><?xml version="1.0" encoding="utf-8"?>
<math xmlns="http://www.w3.org/1998/Math/MathML" display="block">
  <semantics>
    <mrow>
      <mrow>
        <msubsup>
          <mi>y</mi>
          <mi>N</mi>
          <mrow>
            <mi>j</mi>
            <mo stretchy="false">+</mo>
            <mn>1</mn>
          </mrow>
        </msubsup>
        <mo stretchy="false">+</mo>
        <mfrac>
          <mrow>
            <mo fence="true" stretchy="false">(</mo>
            <mrow>
              <mrow>
                <msubsup>
                  <mi>y</mi>
                  <mi>N</mi>
                  <mrow>
                    <mi>j</mi>
                    <mo stretchy="false">+</mo>
                    <mn>1</mn>
                  </mrow>
                </msubsup>
                <mo stretchy="false">−</mo>
                <msubsup>
                  <mi>y</mi>
                  <mrow>
                    <mi>N</mi>
                    <mo stretchy="false">−</mo>
                    <mn>1</mn>
                  </mrow>
                  <mrow>
                    <mi>j</mi>
                    <mo stretchy="false">+</mo>
                    <mn>1</mn>
                  </mrow>
                </msubsup>
              </mrow>
            </mrow>
            <mo fence="true" stretchy="false">)</mo>
          </mrow>
          <mi>h</mi>
        </mfrac>
        <mo stretchy="false">−</mo>
        <mfrac>
          <mi>h</mi>
          <mn>2</mn>
        </mfrac>
      </mrow>
      <mrow>
        <mrow>
          <mo fence="true" stretchy="false">(</mo>
          <mrow>
            <mrow>
              <mfrac>
                <mrow>
                  <mo fence="true" stretchy="false">(</mo>
                  <mrow>
                    <mrow>
                      <msubsup>
                        <mi>y</mi>
                        <mi>N</mi>
                        <mrow>
                          <mi>j</mi>
                          <mo stretchy="false">+</mo>
                          <mn>1</mn>
                        </mrow>
                      </msubsup>
                      <mo stretchy="false">−</mo>
                      <msubsup>
                        <mi>y</mi>
                        <mi>N</mi>
                        <mi>j</mi>
                      </msubsup>
                    </mrow>
                  </mrow>
                  <mo fence="true" stretchy="false">)</mo>
                </mrow>
                <mi mathvariant="italic">tao</mi>
              </mfrac>
              <mo stretchy="false">−</mo>
              <msubsup>
                <mi>f</mi>
                <mi>N</mi>
                <mrow>
                  <mi>j</mi>
                  <mo stretchy="false">+</mo>
                  <mn>1</mn>
                </mrow>
              </msubsup>
            </mrow>
          </mrow>
          <mo fence="true" stretchy="false">)</mo>
        </mrow>
        <mo stretchy="false">=</mo>
        <mn>2</mn>
      </mrow>
      <msup>
        <mi>t</mi>
        <mrow>
          <mi>j</mi>
          <mo stretchy="false">+</mo>
          <mn>1</mn>
        </mrow>
      </msup>
    </mrow>
    <annotation encoding="StarMath 5.0">{ y_{N}^{j+1}} + ({ y_{N}^{j+1}} - { y_{N-1}^{j+1}}) over h - h over 2 (( { y_{N}^{j+1}} -{ y_{N}^{j}} )over tao - { f_{N}^{j+1}}) = 2{ t^{j+1}}
</annotation>
  </semantics>
</math>
</file>

<file path=Object 13/content.xml><?xml version="1.0" encoding="utf-8"?>
<math xmlns="http://www.w3.org/1998/Math/MathML" display="block">
  <semantics>
    <mrow>
      <msubsup>
        <mi>y</mi>
        <mn>0</mn>
        <mrow>
          <mi>j</mi>
          <mo stretchy="false">+</mo>
          <mn>1</mn>
        </mrow>
      </msubsup>
      <mo stretchy="false">=</mo>
      <mn>0</mn>
    </mrow>
    <annotation encoding="StarMath 5.0">{ y_{0}^{j+1}} = 0  </annotation>
  </semantics>
</math>
</file>

<file path=Object 14/content.xml><?xml version="1.0" encoding="utf-8"?>
<math xmlns="http://www.w3.org/1998/Math/MathML" display="block">
  <semantics>
    <mrow>
      <mrow>
        <msubsup>
          <mi>y</mi>
          <mi>N</mi>
          <mrow>
            <mi>j</mi>
            <mo stretchy="false">+</mo>
            <mn>1</mn>
          </mrow>
        </msubsup>
        <mo stretchy="false">=</mo>
        <mrow>
          <mo fence="true" stretchy="false">(</mo>
          <mrow>
            <mfrac>
              <mrow>
                <mn>4</mn>
                <mi mathvariant="italic">htao</mi>
              </mrow>
              <mrow>
                <mn>2</mn>
                <mrow>
                  <mi mathvariant="italic">htao</mi>
                  <mo stretchy="false">+</mo>
                  <mn>2</mn>
                </mrow>
                <mrow>
                  <mi mathvariant="italic">tao</mi>
                  <mo stretchy="false">−</mo>
                  <msup>
                    <mi>h</mi>
                    <mn>2</mn>
                  </msup>
                </mrow>
              </mrow>
            </mfrac>
          </mrow>
          <mo fence="true" stretchy="false">)</mo>
        </mrow>
      </mrow>
      <mrow>
        <msup>
          <mi>t</mi>
          <mrow>
            <mi>j</mi>
            <mo stretchy="false">+</mo>
            <mn>1</mn>
          </mrow>
        </msup>
        <mo stretchy="false">−</mo>
        <mrow>
          <mo fence="true" stretchy="false">(</mo>
          <mrow>
            <mfrac>
              <mrow>
                <msup>
                  <mi>h</mi>
                  <mn>2</mn>
                </msup>
                <mi mathvariant="italic">tao</mi>
              </mrow>
              <mrow>
                <mn>2</mn>
                <mrow>
                  <mi mathvariant="italic">htao</mi>
                  <mo stretchy="false">+</mo>
                  <mn>2</mn>
                </mrow>
                <mrow>
                  <mi mathvariant="italic">tao</mi>
                  <mo stretchy="false">−</mo>
                  <msup>
                    <mi>h</mi>
                    <mn>2</mn>
                  </msup>
                </mrow>
              </mrow>
            </mfrac>
          </mrow>
          <mo fence="true" stretchy="false">)</mo>
        </mrow>
      </mrow>
      <mrow>
        <msubsup>
          <mi>f</mi>
          <mi>N</mi>
          <mrow>
            <mi>j</mi>
            <mo stretchy="false">+</mo>
            <mn>1</mn>
          </mrow>
        </msubsup>
        <mo stretchy="false">−</mo>
        <mrow>
          <mo fence="true" stretchy="false">(</mo>
          <mrow>
            <mfrac>
              <msup>
                <mi>h</mi>
                <mn>2</mn>
              </msup>
              <mrow>
                <mn>2</mn>
                <mrow>
                  <mi mathvariant="italic">htao</mi>
                  <mo stretchy="false">+</mo>
                  <mn>2</mn>
                </mrow>
                <mrow>
                  <mi mathvariant="italic">tao</mi>
                  <mo stretchy="false">−</mo>
                  <msup>
                    <mi>h</mi>
                    <mn>2</mn>
                  </msup>
                </mrow>
              </mrow>
            </mfrac>
          </mrow>
          <mo fence="true" stretchy="false">)</mo>
        </mrow>
      </mrow>
      <mrow>
        <msubsup>
          <mi>y</mi>
          <mi>N</mi>
          <mi>j</mi>
        </msubsup>
        <mo stretchy="false">+</mo>
        <mrow>
          <mo fence="true" stretchy="false">(</mo>
          <mrow>
            <mfrac>
              <mrow>
                <mn>2</mn>
                <mi mathvariant="italic">tao</mi>
              </mrow>
              <mrow>
                <mn>2</mn>
                <mrow>
                  <mi mathvariant="italic">htao</mi>
                  <mo stretchy="false">+</mo>
                  <mn>2</mn>
                </mrow>
                <mrow>
                  <mi mathvariant="italic">tao</mi>
                  <mo stretchy="false">−</mo>
                  <msup>
                    <mi>h</mi>
                    <mn>2</mn>
                  </msup>
                </mrow>
              </mrow>
            </mfrac>
          </mrow>
          <mo fence="true" stretchy="false">)</mo>
        </mrow>
      </mrow>
      <msubsup>
        <mi>y</mi>
        <mrow>
          <mi>N</mi>
          <mo stretchy="false">−</mo>
          <mn>1</mn>
        </mrow>
        <mrow>
          <mi>j</mi>
          <mo stretchy="false">+</mo>
          <mn>1</mn>
        </mrow>
      </msubsup>
    </mrow>
    <annotation encoding="StarMath 5.0">{ y_{N}^{j+1}} = ( {4htao} over {2htao + 2tao - h^2} ) t^{j+1} - ( {h^2 tao} over {2htao
+2tao - h^2 })f_{N}^{j+1} - ( {h^2} over {2htao + 2tao - h^2} ) y_{N}^{j}+ ( {2tao} over {2htao + 2tao - h^2} ) y_{N-1}^{j+1}</annotation>
  </semantics>
</math>
</file>

<file path=Object 2/content.xml><?xml version="1.0" encoding="utf-8"?>
<math xmlns="http://www.w3.org/1998/Math/MathML" display="block">
  <semantics>
    <mrow>
      <mfrac>
        <mn>1</mn>
        <msup>
          <mi>h</mi>
          <mn>2</mn>
        </msup>
      </mfrac>
      <mrow>
        <msubsup>
          <mi>y</mi>
          <mrow>
            <mi>i</mi>
            <mo stretchy="false">+</mo>
            <mn>1</mn>
          </mrow>
          <mrow>
            <mi>j</mi>
            <mo stretchy="false">+</mo>
            <mn>1</mn>
          </mrow>
        </msubsup>
        <mo stretchy="false">−</mo>
        <mrow>
          <mo fence="true" stretchy="false">(</mo>
          <mrow>
            <mrow>
              <mfrac>
                <mn>2</mn>
                <msup>
                  <mi>h</mi>
                  <mn>2</mn>
                </msup>
              </mfrac>
              <mo stretchy="false">+</mo>
              <mfrac>
                <mn>1</mn>
                <mi mathvariant="italic">tao</mi>
              </mfrac>
            </mrow>
          </mrow>
          <mo fence="true" stretchy="false">)</mo>
        </mrow>
      </mrow>
      <mrow>
        <msubsup>
          <mi>y</mi>
          <mi>i</mi>
          <mrow>
            <mi>j</mi>
            <mo stretchy="false">+</mo>
            <mn>1</mn>
          </mrow>
        </msubsup>
        <mo stretchy="false">+</mo>
        <mfrac>
          <mn>1</mn>
          <msup>
            <mi>h</mi>
            <mn>2</mn>
          </msup>
        </mfrac>
      </mrow>
      <mrow>
        <msubsup>
          <mi>y</mi>
          <mrow>
            <mi>i</mi>
            <mo stretchy="false">−</mo>
            <mn>1</mn>
          </mrow>
          <mrow>
            <mi>j</mi>
            <mo stretchy="false">+</mo>
            <mn>1</mn>
          </mrow>
        </msubsup>
        <mo stretchy="false">=</mo>
        <mrow>
          <mrow>
            <mo stretchy="false">−</mo>
            <msubsup>
              <mi>f</mi>
              <mi>i</mi>
              <mrow>
                <mi>j</mi>
                <mo stretchy="false">+</mo>
                <mn>1</mn>
              </mrow>
            </msubsup>
          </mrow>
          <mo stretchy="false">−</mo>
          <mfrac>
            <mn>1</mn>
            <mi mathvariant="italic">tao</mi>
          </mfrac>
        </mrow>
      </mrow>
      <msubsup>
        <mi>y</mi>
        <mi>i</mi>
        <mi>j</mi>
      </msubsup>
    </mrow>
    <annotation encoding="StarMath 5.0">{1} over {h^2} { y_{i+1}^{j+1}} - ( {2} over {h^2}  + 1 over tao){ y_{i}^{j+1}} + 1 over h^2 { y_{i-1}^{j+1}} = -{ f_{i}^{j+1}} - 1 over tao { y_{i}^{j}}</annotation>
  </semantics>
</math>
</file>

<file path=Object 3/content.xml><?xml version="1.0" encoding="utf-8"?>
<math xmlns="http://www.w3.org/1998/Math/MathML" display="block">
  <semantics>
    <mrow>
      <mfrac>
        <mn>1</mn>
        <msup>
          <mi>h</mi>
          <mn>2</mn>
        </msup>
      </mfrac>
      <mi>;</mi>
      <mrow>
        <mi>B</mi>
        <mo stretchy="false">=</mo>
        <mfrac>
          <mn>1</mn>
          <msup>
            <mi>h</mi>
            <mn>2</mn>
          </msup>
        </mfrac>
      </mrow>
      <mi>;</mi>
      <mrow>
        <mi>C</mi>
        <mo stretchy="false">=</mo>
        <mrow>
          <mo stretchy="false">−</mo>
          <mrow>
            <mo fence="true" stretchy="false">(</mo>
            <mrow>
              <mrow>
                <mfrac>
                  <mn>1</mn>
                  <mi mathvariant="italic">tao</mi>
                </mfrac>
                <mo stretchy="false">+</mo>
                <mfrac>
                  <mn>2</mn>
                  <msup>
                    <mi>h</mi>
                    <mn>2</mn>
                  </msup>
                </mfrac>
              </mrow>
            </mrow>
            <mo fence="true" stretchy="false">)</mo>
          </mrow>
        </mrow>
      </mrow>
      <mi>;</mi>
      <mi>F</mi>
      <mrow>
        <mrow>
          <mo fence="true" stretchy="false">(</mo>
          <mrow>
            <mi>i</mi>
          </mrow>
          <mo fence="true" stretchy="false">)</mo>
        </mrow>
        <mo stretchy="false">=</mo>
        <mrow>
          <mrow>
            <mo stretchy="false">−</mo>
            <msubsup>
              <mi>f</mi>
              <mi>i</mi>
              <mrow>
                <mi>j</mi>
                <mo stretchy="false">+</mo>
                <mn>1</mn>
              </mrow>
            </msubsup>
          </mrow>
          <mo stretchy="false">−</mo>
          <mfrac>
            <msubsup>
              <mi>y</mi>
              <mi>i</mi>
              <mi>j</mi>
            </msubsup>
            <mi mathvariant="italic">tao</mi>
          </mfrac>
        </mrow>
      </mrow>
    </mrow>
    <annotation encoding="StarMath 5.0">1 over h^2; B = 1 over h^2; C = -( 1 over tao + 2 over h^2 );  F( i ) =  -{ f_{i}^{j+1}} - { y_{i}^{j}} over tao</annotation>
  </semantics>
</math>
</file>

<file path=Object 4/content.xml><?xml version="1.0" encoding="utf-8"?>
<math xmlns="http://www.w3.org/1998/Math/MathML" display="block">
  <semantics>
    <mrow>
      <mrow>
        <mrow>
          <mo stretchy="false">−</mo>
          <msubsup>
            <mi>y</mi>
            <mi>i</mi>
            <mn>0</mn>
          </msubsup>
        </mrow>
        <mo stretchy="false">=</mo>
        <mn>0</mn>
      </mrow>
      <mo stretchy="false">→</mo>
      <mrow>
        <mi>C</mi>
        <mo stretchy="false">=</mo>
        <mrow>
          <mo stretchy="false">−</mo>
          <mn>1,</mn>
        </mrow>
      </mrow>
      <mi>F</mi>
      <mrow>
        <mrow>
          <mo fence="true" stretchy="false">(</mo>
          <mrow>
            <mn>0</mn>
          </mrow>
          <mo fence="true" stretchy="false">)</mo>
        </mrow>
        <mo stretchy="false">=</mo>
        <mi>B</mi>
      </mrow>
      <mrow>
        <mrow>
          <mo fence="true" stretchy="false">(</mo>
          <mrow>
            <mn>0</mn>
          </mrow>
          <mo fence="true" stretchy="false">)</mo>
        </mrow>
        <mo stretchy="false">=</mo>
        <mi>A</mi>
      </mrow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-{ y_{i}^{0}} = 0  -&gt; C = -1, F(0) = B(0) = A(0) = 0</annotation>
  </semantics>
</math>
</file>

<file path=Object 5/content.xml><?xml version="1.0" encoding="utf-8"?>
<math xmlns="http://www.w3.org/1998/Math/MathML" display="block">
  <semantics>
    <mrow>
      <mrow>
        <msubsup>
          <mi>y</mi>
          <mi>N</mi>
          <mrow>
            <mi>j</mi>
            <mo stretchy="false">+</mo>
            <mn>1</mn>
          </mrow>
        </msubsup>
        <mo stretchy="false">+</mo>
        <mfrac>
          <mrow>
            <mo fence="true" stretchy="false">(</mo>
            <mrow>
              <mrow>
                <msubsup>
                  <mi>y</mi>
                  <mi>N</mi>
                  <mrow>
                    <mi>j</mi>
                    <mo stretchy="false">+</mo>
                    <mn>1</mn>
                  </mrow>
                </msubsup>
                <mo stretchy="false">−</mo>
                <msubsup>
                  <mi>y</mi>
                  <mrow>
                    <mi>N</mi>
                    <mo stretchy="false">−</mo>
                    <mn>1</mn>
                  </mrow>
                  <mrow>
                    <mi>j</mi>
                    <mo stretchy="false">+</mo>
                    <mn>1</mn>
                  </mrow>
                </msubsup>
              </mrow>
            </mrow>
            <mo fence="true" stretchy="false">)</mo>
          </mrow>
          <mi>h</mi>
        </mfrac>
        <mo stretchy="false">−</mo>
        <mfrac>
          <mi>h</mi>
          <mn>2</mn>
        </mfrac>
      </mrow>
      <mrow>
        <mrow>
          <mo fence="true" stretchy="false">(</mo>
          <mrow>
            <mrow>
              <mfrac>
                <mrow>
                  <mo fence="true" stretchy="false">(</mo>
                  <mrow>
                    <mrow>
                      <msubsup>
                        <mi>y</mi>
                        <mi>N</mi>
                        <mrow>
                          <mi>j</mi>
                          <mo stretchy="false">+</mo>
                          <mn>1</mn>
                        </mrow>
                      </msubsup>
                      <mo stretchy="false">−</mo>
                      <msubsup>
                        <mi>y</mi>
                        <mi>N</mi>
                        <mi>j</mi>
                      </msubsup>
                    </mrow>
                  </mrow>
                  <mo fence="true" stretchy="false">)</mo>
                </mrow>
                <mi mathvariant="italic">tao</mi>
              </mfrac>
              <mo stretchy="false">−</mo>
              <msubsup>
                <mi>f</mi>
                <mi>N</mi>
                <mrow>
                  <mi>j</mi>
                  <mo stretchy="false">+</mo>
                  <mn>1</mn>
                </mrow>
              </msubsup>
            </mrow>
          </mrow>
          <mo fence="true" stretchy="false">)</mo>
        </mrow>
        <mo stretchy="false">=</mo>
        <mn>2</mn>
      </mrow>
      <msup>
        <mi>t</mi>
        <mrow>
          <mi>j</mi>
          <mo stretchy="false">+</mo>
          <mn>1</mn>
        </mrow>
      </msup>
    </mrow>
    <annotation encoding="StarMath 5.0">{ y_{N}^{j+1}} + ({ y_{N}^{j+1}} - { y_{N-1}^{j+1}}) over h - h over 2 (( { y_{N}^{j+1}} -{ y_{N}^{j}} )over tao - { f_{N}^{j+1}}) = 2{ t^{j+1}}
</annotation>
  </semantics>
</math>
</file>

<file path=Object 6/content.xml><?xml version="1.0" encoding="utf-8"?>
<math xmlns="http://www.w3.org/1998/Math/MathML" display="block">
  <semantics>
    <mrow>
      <msubsup>
        <mi>y</mi>
        <mn>0</mn>
        <mrow>
          <mi>j</mi>
          <mo stretchy="false">+</mo>
          <mn>1</mn>
        </mrow>
      </msubsup>
      <mo stretchy="false">=</mo>
      <mn>0</mn>
    </mrow>
    <annotation encoding="StarMath 5.0">{ y_{0}^{j+1}} = 0  </annotation>
  </semantics>
</math>
</file>

<file path=Object 7/content.xml><?xml version="1.0" encoding="utf-8"?>
<math xmlns="http://www.w3.org/1998/Math/MathML" display="block">
  <semantics>
    <mrow>
      <mrow>
        <mo stretchy="false">−</mo>
        <msubsup>
          <mi>y</mi>
          <mi>N</mi>
          <mrow>
            <mi>j</mi>
            <mo stretchy="false">+</mo>
            <mn>1</mn>
          </mrow>
        </msubsup>
      </mrow>
      <mrow>
        <mrow>
          <mo fence="true" stretchy="false">(</mo>
          <mrow>
            <mrow>
              <mn>1</mn>
              <mo stretchy="false">+</mo>
              <mfrac>
                <mn>1</mn>
                <mi>h</mi>
              </mfrac>
              <mo stretchy="false">−</mo>
              <mfrac>
                <mi>h</mi>
                <mrow>
                  <mo fence="true" stretchy="false">(</mo>
                  <mrow>
                    <mrow>
                      <mn>2</mn>
                      <mi mathvariant="italic">tao</mi>
                    </mrow>
                  </mrow>
                  <mo fence="true" stretchy="false">)</mo>
                </mrow>
              </mfrac>
            </mrow>
          </mrow>
          <mo fence="true" stretchy="false">)</mo>
        </mrow>
        <mo stretchy="false">+</mo>
        <mfrac>
          <mn>1</mn>
          <mi>h</mi>
        </mfrac>
      </mrow>
      <mrow>
        <msubsup>
          <mi>y</mi>
          <mi>N</mi>
          <mrow>
            <mi>j</mi>
            <mo stretchy="false">+</mo>
            <mn>1</mn>
          </mrow>
        </msubsup>
        <mo stretchy="false">=</mo>
        <mrow>
          <mo stretchy="false">−</mo>
          <mn>2</mn>
        </mrow>
      </mrow>
      <mrow>
        <msup>
          <mi>t</mi>
          <mrow>
            <mi>j</mi>
            <mo stretchy="false">+</mo>
            <mn>1</mn>
          </mrow>
        </msup>
        <mo stretchy="false">+</mo>
        <mfrac>
          <mi>h</mi>
          <mn>2</mn>
        </mfrac>
      </mrow>
      <mrow>
        <msubsup>
          <mi>f</mi>
          <mi>N</mi>
          <mrow>
            <mi>j</mi>
            <mo stretchy="false">+</mo>
            <mn>1</mn>
          </mrow>
        </msubsup>
        <mo stretchy="false">+</mo>
        <mfrac>
          <mi>h</mi>
          <mrow>
            <mo fence="true" stretchy="false">(</mo>
            <mrow>
              <mrow>
                <mn>2</mn>
                <mi mathvariant="italic">tao</mi>
              </mrow>
            </mrow>
            <mo fence="true" stretchy="false">)</mo>
          </mrow>
        </mfrac>
      </mrow>
      <msubsup>
        <mi>y</mi>
        <mi>N</mi>
        <mi>j</mi>
      </msubsup>
    </mrow>
    <annotation encoding="StarMath 5.0">-{ y_{N}^{j+1}}(1 + 1 over h - h over (2tao) ) + 1 over h { y_{N}^{j+1}} = -2{ t^{j+1}} + h over 2 { f_{N}^{j+1}} + h over (2tao){ y_{N}^{j}} </annotation>
  </semantics>
</math>
</file>

<file path=Object 8/content.xml><?xml version="1.0" encoding="utf-8"?>
<math xmlns="http://www.w3.org/1998/Math/MathML" display="block">
  <semantics>
    <mrow>
      <mfrac>
        <mn>1</mn>
        <mi>h</mi>
      </mfrac>
      <mi>;</mi>
      <mrow>
        <mi>C</mi>
        <mo stretchy="false">=</mo>
        <mrow>
          <mrow>
            <mo stretchy="false">−</mo>
            <mn>1</mn>
          </mrow>
          <mo stretchy="false">−</mo>
          <mfrac>
            <mn>1</mn>
            <mi>h</mi>
          </mfrac>
          <mo stretchy="false">+</mo>
          <mfrac>
            <mi>h</mi>
            <mrow>
              <mo fence="true" stretchy="false">(</mo>
              <mrow>
                <mrow>
                  <mn>2</mn>
                  <mi mathvariant="italic">tao</mi>
                </mrow>
              </mrow>
              <mo fence="true" stretchy="false">)</mo>
            </mrow>
          </mfrac>
        </mrow>
      </mrow>
      <mi>;</mi>
      <mrow>
        <mi>B</mi>
        <mo stretchy="false">=</mo>
        <mn>0</mn>
      </mrow>
      <mi>;</mi>
      <mi>F</mi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n>2</mn>
        </mrow>
      </mrow>
      <mrow>
        <msup>
          <mi>t</mi>
          <mrow>
            <mi>j</mi>
            <mo stretchy="false">+</mo>
            <mn>1</mn>
          </mrow>
        </msup>
        <mo stretchy="false">+</mo>
        <mfrac>
          <mi>h</mi>
          <mn>2</mn>
        </mfrac>
      </mrow>
      <mrow>
        <msubsup>
          <mi>f</mi>
          <mi>N</mi>
          <mrow>
            <mi>j</mi>
            <mo stretchy="false">+</mo>
            <mn>1</mn>
          </mrow>
        </msubsup>
        <mo stretchy="false">+</mo>
        <mfrac>
          <mi>h</mi>
          <mrow>
            <mn>2</mn>
            <mi mathvariant="italic">tao</mi>
          </mrow>
        </mfrac>
      </mrow>
      <msubsup>
        <mi>y</mi>
        <mi>N</mi>
        <mi>j</mi>
      </msubsup>
    </mrow>
    <annotation encoding="StarMath 5.0">1 over h ; C = - 1 - 1 over h + h over ( 2tao ); B=0; F( N ) =-2 { t^{j+1}} + h over 2 { f_{N}^{j+1}} + h over { 2tao  } { y_{N}^{j}}</annotation>
  </semantics>
</math>
</file>

<file path=Object 9/content.xml><?xml version="1.0" encoding="utf-8"?>
<math xmlns="http://www.w3.org/1998/Math/MathML" display="block">
  <semantics>
    <mrow>
      <mfrac>
        <mrow>
          <mo fence="true" stretchy="false">(</mo>
          <mrow>
            <mrow>
              <msubsup>
                <mi>y</mi>
                <mi>i</mi>
                <mrow>
                  <mi>j</mi>
                  <mo stretchy="false">+</mo>
                  <mn>1</mn>
                </mrow>
              </msubsup>
              <mo stretchy="false">−</mo>
              <msubsup>
                <mi>y</mi>
                <mi>i</mi>
                <mi>j</mi>
              </msubsup>
            </mrow>
          </mrow>
          <mo fence="true" stretchy="false">)</mo>
        </mrow>
        <mi mathvariant="italic">tao</mi>
      </mfrac>
      <mo stretchy="false">=</mo>
      <mrow>
        <mfrac>
          <mrow>
            <mo fence="true" stretchy="false">(</mo>
            <mrow>
              <mrow>
                <mrow>
                  <msubsup>
                    <mi>y</mi>
                    <mrow>
                      <mi>i</mi>
                      <mo stretchy="false">+</mo>
                      <mn>1</mn>
                    </mrow>
                    <mi>j</mi>
                  </msubsup>
                  <mo stretchy="false">−</mo>
                  <mn>2</mn>
                </mrow>
                <mrow>
                  <msubsup>
                    <mi>y</mi>
                    <mi>i</mi>
                    <mi>j</mi>
                  </msubsup>
                  <mo stretchy="false">+</mo>
                  <msubsup>
                    <mi>y</mi>
                    <mrow>
                      <mi>i</mi>
                      <mo stretchy="false">−</mo>
                      <mn>1</mn>
                    </mrow>
                    <mi>j</mi>
                  </msubsup>
                </mrow>
              </mrow>
            </mrow>
            <mo fence="true" stretchy="false">)</mo>
          </mrow>
          <msup>
            <mi>h</mi>
            <mn>2</mn>
          </msup>
        </mfrac>
        <mo stretchy="false">+</mo>
        <msubsup>
          <mi>f</mi>
          <mi>i</mi>
          <mi>j</mi>
        </msubsup>
      </mrow>
    </mrow>
    <annotation encoding="StarMath 5.0">({ y_{i}^{j+1}} - { y_{i}^{j}}) over {tao}  = ({ y_{i+1}^{j}} -2{ y_{i}^{j}} + { y_{i-1}^{j}}) over { h^{2}}  + f_{i}^{ j }
</annotation>
  </semantics>
</math>
</file>